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4.73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22">
            <text:p>22</text:p>
          </table:table-cell>
          <table:table-cell table:style-name="ce7" office:value-type="float" office:value="25.5">
            <text:p>25,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4.5">
            <text:p>14,5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</text:p>
            <text:p>23/03/2016: puesta en marcha del servidor (5 horas) </text:p>
            <text:p>24/03/2016: puesta en marcha del servidor (2 horas) </text:p>
            <text:p>25/03/2016: gestión scrum (1 horas) y documentación (1.5 horas) </text:p>
            <text:p>26/03/2016: configuración servidor (2,5 horas) </text:p>
            <text:p>28/03/2016: desarrollo (1,5 horas) arquitectura (1,5 horas) </text:p>
            <text:p>30/03/2016: desarrollo (1 horas) </text:p>
            <text:p>05/04/2016: configuración (2 horas) 06/04/2016: desarrollo (5 horas)</text:p>
            <text:p>07/04/2016: configuracion (4 horas)</text:p>
          </table:table-cell>
          <table:table-cell table:style-name="ce8" office:value-type="string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36.5">
            <text:p>36,5</text:p>
          </table:table-cell>
          <table:table-cell table:style-name="ce6" table:formula="of:=SUM([.C4];[.C7];[.C10];[.C13];[.C16];[.C19])" office:value-type="float" office:value="33.5">
            <text:p>33,5</text:p>
          </table:table-cell>
          <table:table-cell table:style-name="ce6" table:formula="of:=SUM([.D4];[.D7];[.D10];[.D13];[.D16];[.D19])" office:value-type="float" office:value="46.5">
            <text:p>46,5</text:p>
          </table:table-cell>
          <table:table-cell table:style-name="ce6" table:formula="of:=SUM([.E4];[.E7];[.E10];[.E13];[.E16];[.E19])" office:value-type="float" office:value="22">
            <text:p>22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7/04/2016</text:date>, <text:time>19:28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4-07T19:28:34.88</dc:date>
    <meta:editing-cycles>26</meta:editing-cycles>
    <meta:editing-duration>PT00H27M47S</meta:editing-duration>
    <meta:document-statistic meta:table-count="2" meta:cell-count="105" meta:object-count="0"/>
  </office:meta>
</office:document-meta>
</file>